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24-08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22-09-14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20-09-04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18-09-2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16-10-17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16-08-18 15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14-06-30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0245093203701</text:p>
          </table:table-cell>
          <table:table-cell office:value-type="string" calcext:value-type="string">
            <text:p>2012-11-2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